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, Times, 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style:font-name="Arial" style:font-name-complex="Arial"/>
    </style:style>
    <style:style style:name="P2" style:family="paragraph" style:parent-style-name="Normal">
      <style:text-properties officeooo:paragraph-rsid="0003bc88"/>
    </style:style>
    <style:style style:name="P3" style:family="paragraph" style:parent-style-name="Normal" style:list-style-name="L3"/>
    <style:style style:name="P4" style:family="paragraph" style:parent-style-name="Heading_20_1">
      <style:text-properties style:use-window-font-color="true" style:font-name="Arial" style:font-name-complex="Arial"/>
    </style:style>
    <style:style style:name="P5" style:family="paragraph" style:parent-style-name="Heading_20_1">
      <style:paragraph-properties fo:text-align="center" style:justify-single-word="false"/>
      <style:text-properties style:use-window-font-color="true" style:font-name="Arial" officeooo:paragraph-rsid="0003bc88" style:font-name-complex="Arial"/>
    </style:style>
    <style:style style:name="P6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7" style:family="paragraph" style:parent-style-name="Heading_20_2">
      <style:text-properties style:use-window-font-color="true" style:font-name="Arial" style:font-name-complex="Arial"/>
    </style:style>
    <style:style style:name="P8" style:family="paragraph" style:parent-style-name="Heading_20_2">
      <style:text-properties fo:color="#000000"/>
    </style:style>
    <style:style style:name="P9" style:family="paragraph" style:parent-style-name="Heading_20_3">
      <style:text-properties fo:color="#000000"/>
    </style:style>
    <style:style style:name="P10" style:family="paragraph" style:parent-style-name="Paragraphe_20_de_20_liste">
      <style:text-properties style:font-name="Arial" style:font-name-complex="Arial"/>
    </style:style>
    <style:style style:name="P11" style:family="paragraph" style:parent-style-name="Paragraphe_20_de_20_liste" style:list-style-name="L1">
      <style:text-properties style:font-name="Arial" style:font-name-complex="Arial"/>
    </style:style>
    <style:style style:name="P12" style:family="paragraph" style:parent-style-name="Text_20_body">
      <style:text-properties officeooo:rsid="0008ca3f" officeooo:paragraph-rsid="0008ca3f"/>
    </style:style>
    <style:style style:name="P13" style:family="paragraph" style:parent-style-name="Text_20_body" style:list-style-name="L2">
      <style:text-properties officeooo:rsid="0008ca3f" officeooo:paragraph-rsid="0008ca3f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03bc88" style:font-name-complex="Arial"/>
    </style:style>
    <style:style style:name="T5" style:family="text">
      <style:text-properties style:font-name="Arial" officeooo:rsid="00068619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officeooo:rsid="00068619"/>
    </style:style>
    <style:style style:name="T8" style:family="text">
      <style:text-properties officeooo:rsid="000995a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bff71"/>
    </style:style>
    <style:style style:name="T11" style:family="text">
      <style:text-properties fo:color="#000000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Police_20_par_20_défaut"><text:span text:style-name="T1">﻿</text:span></text:span><text:span text:style-name="Police_20_par_20_défaut"><text:span text:style-name="T2">Séance 3 - XML, des documents numériques</text:span></text:span></text:h>
      <text:p text:style-name="P1"/>
      <text:h text:style-name="P7" text:outline-level="2">Xml est une norme pour documents numériques</text:h>
      <text:p text:style-name="P1">Questions :</text:p>
      <text:p text:style-name="Normal"><text:span text:style-name="Police_20_par_20_défaut"><text:span text:style-name="T3"><text:s text:c="4"/>• </text:span></text:span><text:span text:style-name="Police_20_par_20_défaut"><text:span text:style-name="T6">&lt;!ELEMENT nom_element (fils1, fils2, …)</text:span></text:span><text:span text:style-name="Police_20_par_20_défaut"><text:span text:style-name="T3"> pour un élément XML</text:span></text:span></text:p>
      <text:p text:style-name="Normal"><text:span text:style-name="Police_20_par_20_défaut"><text:span text:style-name="T3"><text:s text:c="4"/>• </text:span></text:span><text:span text:style-name="Police_20_par_20_défaut"><text:span text:style-name="T6">&lt;!ATTLIST nom_element nom_attribut type_d’attr définition_attr</text:span></text:span><text:span text:style-name="Police_20_par_20_défaut"><text:span text:style-name="T3"> pour un attribut d’un élément </text:span></text:span><text:span text:style-name="Police_20_par_20_défaut"><text:span text:style-name="T5">XML</text:span></text:span></text:p>
      <text:p text:style-name="Normal"><text:span text:style-name="Police_20_par_20_défaut"><text:span text:style-name="T3"><text:s text:c="4"/>• On définit cette arborescence dans la balise </text:span></text:span><text:span text:style-name="Police_20_par_20_défaut"><text:span text:style-name="T6">&lt;!ELEMENT</text:span></text:span><text:span text:style-name="Police_20_par_20_défaut"><text:span text:style-name="T3"> , avec entre parenthèses les différentes fils de l’élément</text:span></text:span></text:p>
      <text:p text:style-name="Normal"><text:span text:style-name="Police_20_par_20_défaut"><text:span text:style-name="T3"><text:s text:c="4"/>• Résultats avec les commande </text:span></text:span><text:span text:style-name="Police_20_par_20_défaut"><text:span text:style-name="T6">xmllint</text:span></text:span><text:span text:style-name="Police_20_par_20_défaut"><text:span text:style-name="T3"> : No error</text:span></text:span></text:p>
      <text:p text:style-name="Normal"><text:span text:style-name="T3"><text:s text:c="4"/>• Tous les fichiers ont été validés, sauf pour les </text:span><text:span text:style-name="T4">cd</text:span><text:span text:style-name="T3"> :</text:span></text:p>
      <text:p text:style-name="P2"><text:span text:style-name="T3"><text:s text:c="8"/>◦ Il s’agissait d’une erreur de </text:span><text:span text:style-name="T4">syntaxe sur la balise CDS, qui dans la dtd était nomme Cds, et pour le caractère ‘é’ qui n’est pas conforme, à cause du type d’encodage</text:span></text:p>
      <text:h text:style-name="P5" text:outline-level="1">Séance 3 - Interlude : open data partout...</text:h>
      <text:h text:style-name="P7" text:outline-level="2">Données ouvertes, des histoires d'outils...</text:h>
      <text:p text:style-name="P1"><text:s text:c="4"/>• Les données de type CSV seront utilisés par des utilisateurs moins expérimentés en informatique, car son utilisation est facile, les données sont + lisibles et les outils permettant leur utilisation sont plus répandus (Microsoft Excel, LibreOffice Calc, éditeur de texte…)</text:p>
      <text:p text:style-name="P1"><text:s text:c="4"/>• Les données de type JSON et XML seront eux utilisés par des utilisateurs plus expérimentés en informatique, car la syntaxes de ces 2 types de données se rapprochent du JavaScript (objet) et de l’ HTML (balise), et les outils sont plus spécifiques (commande xmllint pour le XML, environnement de dev, ...).</text:p>
      <text:p text:style-name="P1"><text:s text:c="4"/>• L’un des intérêts de changer le format de données serait de s’adapter à leur type utilisation dans des applications, en fonction des besoins.</text:p>
      <text:p text:style-name="P1"/>
      <text:h text:style-name="P4" text:outline-level="1">D'autres questions se posent..</text:h>
      <text:list xml:id="list3171016042" text:style-name="L1">
        <text:list-item>
          <text:p text:style-name="P11">On utilisé un navigateur pour consulter les données rapidement, tout simplement grâce à une URL.</text:p>
        </text:list-item>
        <text:list-item>
          <text:p text:style-name="P11">…</text:p>
        </text:list-item>
        <text:list-item>
          <text:p text:style-name="P11">…</text:p>
        </text:list-item>
      </text:list>
      <text:p text:style-name="Subtitle"/>
      <text:p text:style-name="Subtitle"/>
      <text:p text:style-name="Subtitle"/>
      <text:p text:style-name="Subtitle"/>
      <text:p text:style-name="Subtitle"><text:bookmark text:name="yui_3_17_2_1_1637767694433_48"/><text:soft-page-break/>Séance 3 - Et l'interopérabilité ?</text:p>
      <text:h text:style-name="P8" text:outline-level="2"><text:bookmark text:name="yui_3_17_2_1_1637767694433_49"/>Xml, proposition du W3C, dispose d'outils de manipulation</text:h>
      <text:p text:style-name="P12"/>
      <text:p text:style-name="P12">Questions</text:p>
      <text:list xml:id="list3559581077" text:style-name="L2">
        <text:list-item>
          <text:p text:style-name="P13"><text:span text:style-name="T9">xmllint films.xml –noout </text:span>: <text:span text:style-name="T8">fichier xml valide</text:span></text:p>
        </text:list-item>
        <text:list-item>
          <text:p text:style-name="P13"><text:span text:style-name="T9">xmllint --dtdvalid films.dtd films.xml –noout</text:span> : fichiers <text:span text:style-name="T8">xml &amp; dtd </text:span>va<text:span text:style-name="T10">l</text:span>ide !</text:p>
        </text:list-item>
      </text:list>
      <text:h text:style-name="P9" text:outline-level="3"><text:bookmark text:name="yui_3_17_2_1_1637767694433_59"/>Les premières feuilles de styles</text:h>
      <text:list xml:id="list2729746764" text:style-name="L3">
        <text:list-item>
          <text:p text:style-name="P3"><text:span text:style-name="T11"/></text:p>
        </text:list-item>
      </text:list>
      <text:p text:style-name="P1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, Times, 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1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1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1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1" style:font-family-asian="'Times New Roman'" style:font-family-generic-asian="roman" style:font-pitch-asian="variable" style:font-size-asian="28pt" style:font-name-complex="Times New Roman1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1" style:font-family-asian="'Times New Roman'" style:font-family-generic-asian="roman" style:font-pitch-asian="variable" style:font-size-asian="16pt" style:font-name-complex="Times New Roman1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f5496" style:font-name="Calibri Light" fo:font-family="'Calibri Light'" style:font-family-generic="swiss" style:font-pitch="variable" fo:font-size="13pt" style:font-name-asian="Times New Roman1" style:font-family-asian="'Times New Roman'" style:font-family-generic-asian="roman" style:font-pitch-asian="variable" style:font-size-asian="13pt" style:font-name-complex="Times New Roman1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3763" style:font-name="Calibri Light" fo:font-family="'Calibri Light'" style:font-family-generic="swiss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Sebastien Klaus</meta:initial-creator>
    <meta:creation-date>2021-11-23T19:50:00Z</meta:creation-date>
    <dc:date>2021-11-24T17:02:21.950360372</dc:date>
    <meta:editing-cycles>15</meta:editing-cycles>
    <meta:editing-duration>PT1H8M5S</meta:editing-duration>
    <meta:document-statistic meta:table-count="0" meta:image-count="0" meta:object-count="0" meta:page-count="2" meta:paragraph-count="25" meta:word-count="307" meta:character-count="1875" meta:non-whitespace-character-count="1560"/>
    <meta:template xlink:type="simple" xlink:actuate="onRequest" xlink:title="" xlink:href="Normal.dotm"/>
  </office:meta>
</office:document-meta>
</file>